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2" svg:font-family="Arial" style:font-family-generic="swiss"/>
    <style:font-face style:name="Calibri" svg:font-family="Calibri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/>
      <style:text-properties fo:font-size="16pt" fo:language="en" fo:country="none" style:font-size-asian="16pt" style:font-size-complex="16pt"/>
    </style:style>
    <style:style style:name="P2" style:family="paragraph" style:parent-style-name="Standard">
      <style:paragraph-properties fo:margin-top="0in" fo:margin-bottom="0.139in" fo:line-height="100%"/>
      <style:text-properties fo:font-size="16pt" fo:language="en" fo:country="none" style:font-size-asian="16pt" style:font-size-complex="16pt"/>
    </style:style>
    <style:style style:name="P3" style:family="paragraph" style:parent-style-name="Standard">
      <style:paragraph-properties fo:margin-top="0in" fo:margin-bottom="0.139in" fo:line-height="100%">
        <style:tab-stops>
          <style:tab-stop style:position="0.5in"/>
        </style:tab-stops>
      </style:paragraph-properties>
      <style:text-properties fo:font-size="16pt" fo:language="en" fo:country="none" style:font-size-asian="16pt" style:font-size-complex="16pt"/>
    </style:style>
    <style:style style:name="P4" style:family="paragraph" style:parent-style-name="Standard">
      <style:paragraph-properties fo:margin-top="0in" fo:margin-bottom="0.139in" fo:line-height="115%"/>
      <style:text-properties fo:font-size="16pt" fo:language="en" fo:country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in" fo:margin-bottom="0.139in" fo:line-height="100%"/>
      <style:text-properties fo:font-size="16pt" fo:language="en" fo:country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in" fo:margin-bottom="0.139in" fo:line-height="115%"/>
      <style:text-properties fo:font-size="16pt" style:font-size-asian="16pt" style:font-size-complex="16pt"/>
    </style:style>
    <style:style style:name="P7" style:family="paragraph" style:parent-style-name="Standard">
      <style:paragraph-properties fo:margin-top="0in" fo:margin-bottom="0.139in" fo:line-height="100%"/>
      <style:text-properties fo:font-size="16pt" style:font-size-asian="16pt" style:font-size-complex="16pt"/>
    </style:style>
    <style:style style:name="P8" style:family="paragraph" style:parent-style-name="Standard">
      <style:paragraph-properties fo:margin-top="0in" fo:margin-bottom="0.139in" fo:line-height="100%"/>
      <style:text-properties style:font-name="Calibri1" fo:font-size="16pt" style:font-size-asian="16pt" style:font-size-complex="16pt"/>
    </style:style>
    <style:style style:name="P9" style:family="paragraph" style:parent-style-name="Standard">
      <style:paragraph-properties fo:margin-top="0in" fo:margin-bottom="0.139in" fo:line-height="100%"/>
    </style:style>
    <style:style style:name="P10" style:family="paragraph" style:parent-style-name="Standard">
      <style:paragraph-properties fo:margin-top="0in" fo:margin-bottom="0.139in" fo:line-height="115%" fo:padding-left="0in" fo:padding-right="0in" fo:padding-top="0in" fo:padding-bottom="0.028in" fo:border-left="none" fo:border-right="none" fo:border-top="none" fo:border-bottom="0.0138in solid #000000"/>
      <style:text-properties fo:font-size="16pt" fo:language="en" fo:country="none" style:font-size-asian="16pt" style:font-size-complex="16pt"/>
    </style:style>
    <style:style style:name="P11" style:family="paragraph" style:parent-style-name="Standard">
      <style:paragraph-properties fo:margin-top="0in" fo:margin-bottom="0.139in" fo:line-height="100%" fo:padding-left="0in" fo:padding-right="0in" fo:padding-top="0in" fo:padding-bottom="0.028in" fo:border-left="none" fo:border-right="none" fo:border-top="none" fo:border-bottom="0.0138in solid #000000"/>
      <style:text-properties fo:font-size="16pt" fo:language="en" fo:country="none" style:font-size-asian="16pt" style:font-size-complex="16pt"/>
    </style:style>
    <style:style style:name="P12" style:family="paragraph" style:parent-style-name="Standard">
      <style:paragraph-properties fo:margin-top="0in" fo:margin-bottom="0.139in" fo:line-height="115%" style:border-line-width-bottom="0.0008in 0.0138in 0.0008in" fo:padding-left="0in" fo:padding-right="0in" fo:padding-top="0in" fo:padding-bottom="0.028in" fo:border-left="none" fo:border-right="none" fo:border-top="none" fo:border-bottom="0.0154in double #000000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P14" style:family="paragraph" style:parent-style-name="Standard" style:master-page-name="Standard">
      <style:paragraph-properties fo:margin-top="0in" fo:margin-bottom="0.139in" fo:line-height="115%" style:page-number="auto" style:border-line-width-bottom="0.0008in 0.0138in 0.0008in" fo:padding="0.0291in" fo:border-left="none" fo:border-right="none" fo:border-top="none" fo:border-bottom="0.0154in double #000000" style:join-border="false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P15" style:family="paragraph" style:parent-style-name="Standard" style:list-style-name="L1">
      <style:paragraph-properties fo:margin-top="0in" fo:margin-bottom="0.139in" fo:line-height="100%"/>
      <style:text-properties style:font-name="Calibri1" fo:font-size="16pt" fo:language="en" fo:country="none" style:text-underline-style="solid" style:text-underline-width="auto" style:text-underline-color="font-color" style:font-size-asian="16pt" style:font-size-complex="16pt"/>
    </style:style>
    <style:style style:name="P16" style:family="paragraph" style:parent-style-name="Standard" style:list-style-name="L1">
      <style:paragraph-properties fo:margin-top="0in" fo:margin-bottom="0.139in" fo:line-height="100%">
        <style:tab-stops>
          <style:tab-stop style:position="1in"/>
        </style:tab-stops>
      </style:paragraph-properties>
      <style:text-properties style:font-name="Calibri1" fo:font-size="16pt" fo:language="en" fo:country="none" style:font-size-asian="16pt" style:font-size-complex="16pt"/>
    </style:style>
    <style:style style:name="P17" style:family="paragraph" style:parent-style-name="Standard" style:list-style-name="L2">
      <style:paragraph-properties fo:margin-top="0in" fo:margin-bottom="0.139in" fo:line-height="115%">
        <style:tab-stops>
          <style:tab-stop style:position="0.5in"/>
        </style:tab-stops>
      </style:paragraph-properties>
      <style:text-properties fo:font-size="16pt" fo:language="en" fo:country="none" style:font-size-asian="16pt" style:font-size-complex="16pt"/>
    </style:style>
    <style:style style:name="P18" style:family="paragraph" style:parent-style-name="Standard" style:list-style-name="WW8Num1">
      <style:paragraph-properties fo:margin-top="0in" fo:margin-bottom="0.139in" fo:line-height="115%">
        <style:tab-stops>
          <style:tab-stop style:position="1in"/>
        </style:tab-stops>
      </style:paragraph-properties>
      <style:text-properties fo:font-size="16pt" fo:language="en" fo:country="none" style:font-size-asian="16pt" style:font-size-complex="16pt"/>
    </style:style>
    <style:style style:name="P19" style:family="paragraph" style:parent-style-name="Standard" style:list-style-name="L4">
      <style:paragraph-properties fo:margin-top="0in" fo:margin-bottom="0.139in" fo:line-height="100%">
        <style:tab-stops>
          <style:tab-stop style:position="0.5in"/>
        </style:tab-stops>
      </style:paragraph-properties>
      <style:text-properties fo:font-size="16pt" fo:language="en" fo:country="none" style:font-size-asian="16pt" style:font-size-complex="16pt"/>
    </style:style>
    <style:style style:name="P20" style:family="paragraph" style:parent-style-name="Standard" style:list-style-name="L6">
      <style:paragraph-properties fo:margin-top="0in" fo:margin-bottom="0.139in" fo:line-height="100%">
        <style:tab-stops>
          <style:tab-stop style:position="0.5in"/>
        </style:tab-stops>
      </style:paragraph-properties>
      <style:text-properties fo:font-size="16pt" fo:language="en" fo:country="none" style:font-size-asian="16pt" style:font-size-complex="16pt"/>
    </style:style>
    <style:style style:name="P21" style:family="paragraph" style:parent-style-name="Standard" style:list-style-name="L7">
      <style:paragraph-properties fo:margin-top="0in" fo:margin-bottom="0.139in" fo:line-height="100%">
        <style:tab-stops>
          <style:tab-stop style:position="0.5in"/>
        </style:tab-stops>
      </style:paragraph-properties>
      <style:text-properties fo:font-size="16pt" fo:language="en" fo:country="none" style:font-size-asian="16pt" style:font-size-complex="16pt"/>
    </style:style>
    <style:style style:name="P22" style:family="paragraph" style:parent-style-name="Standard" style:list-style-name="L3">
      <style:paragraph-properties fo:margin-top="0in" fo:margin-bottom="0.139in" fo:line-height="100%">
        <style:tab-stops>
          <style:tab-stop style:position="0.5in"/>
        </style:tab-stops>
      </style:paragraph-properties>
      <style:text-properties fo:font-size="16pt" fo:language="en" fo:country="none" style:font-size-asian="16pt" style:font-size-complex="16pt"/>
    </style:style>
    <style:style style:name="P23" style:family="paragraph" style:parent-style-name="Standard" style:list-style-name="L5">
      <style:paragraph-properties fo:margin-top="0in" fo:margin-bottom="0.139in" fo:line-height="100%">
        <style:tab-stops>
          <style:tab-stop style:position="1in"/>
        </style:tab-stops>
      </style:paragraph-properties>
      <style:text-properties fo:font-size="16pt" fo:language="en" fo:country="none" style:font-size-asian="16pt" style:font-size-complex="16pt"/>
    </style:style>
    <style:style style:name="P24" style:family="paragraph" style:parent-style-name="Standard" style:list-style-name="WW8Num1">
      <style:paragraph-properties fo:margin-top="0in" fo:margin-bottom="0.139in" fo:line-height="100%">
        <style:tab-stops>
          <style:tab-stop style:position="1in"/>
        </style:tab-stops>
      </style:paragraph-properties>
      <style:text-properties fo:font-size="16pt" fo:language="en" fo:country="none" style:font-size-asian="16pt" style:font-size-complex="16pt"/>
    </style:style>
    <style:style style:name="P25" style:family="paragraph" style:parent-style-name="Standard" style:list-style-name="L8">
      <style:paragraph-properties fo:margin-top="0in" fo:margin-bottom="0.139in" fo:line-height="100%"/>
      <style:text-properties fo:font-size="16pt" fo:language="en" fo:country="none" style:font-size-asian="16pt" style:font-size-complex="16pt"/>
    </style:style>
    <style:style style:name="P26" style:family="paragraph" style:parent-style-name="Standard">
      <style:paragraph-properties fo:margin-top="0in" fo:margin-bottom="0.139in" fo:line-height="100%"/>
      <style:text-properties fo:font-size="16pt" style:font-size-asian="16pt" style:font-size-complex="16pt"/>
    </style:style>
    <style:style style:name="P27" style:family="paragraph" style:parent-style-name="Standard">
      <style:paragraph-properties fo:margin-top="0in" fo:margin-bottom="0.139in" fo:line-height="115%" fo:padding-left="0in" fo:padding-right="0in" fo:padding-top="0in" fo:padding-bottom="0.028in" fo:border-left="none" fo:border-right="none" fo:border-top="none" fo:border-bottom="0.0138in solid #000000"/>
      <style:text-properties fo:font-size="16pt" fo:language="en" fo:country="none" style:font-size-asian="16pt" style:font-size-complex="16pt"/>
    </style:style>
    <style:style style:name="P28" style:family="paragraph" style:parent-style-name="Standard" style:list-style-name="L9">
      <style:paragraph-properties fo:line-height="100%"/>
      <style:text-properties fo:font-size="16pt" fo:language="en" fo:country="none" style:font-size-asian="16pt" style:font-size-complex="16pt"/>
    </style:style>
    <style:style style:name="P29" style:family="paragraph" style:parent-style-name="Standard" style:list-style-name="WW8Num1">
      <style:paragraph-properties fo:margin-left="0.5in" fo:margin-right="0in" fo:margin-top="0in" fo:margin-bottom="0.139in" fo:line-height="115%" fo:text-indent="0in" style:auto-text-indent="false">
        <style:tab-stops>
          <style:tab-stop style:position="0.5in"/>
        </style:tab-stops>
      </style:paragraph-properties>
      <style:text-properties fo:font-size="16pt" fo:language="en" fo:country="none" style:font-size-asian="16pt" style:font-size-complex="16pt"/>
    </style:style>
    <style:style style:name="P30" style:family="paragraph" style:parent-style-name="Standard" style:list-style-name="WW8Num1">
      <style:paragraph-properties fo:margin-left="0.5in" fo:margin-right="0in" fo:margin-top="0in" fo:margin-bottom="0.139in" fo:line-height="100%" fo:text-indent="0in" style:auto-text-indent="false">
        <style:tab-stops>
          <style:tab-stop style:position="0.5in"/>
        </style:tab-stops>
      </style:paragraph-properties>
      <style:text-properties fo:font-size="16pt" fo:language="en" fo:country="none" style:font-size-asian="16pt" style:font-size-complex="16pt"/>
    </style:style>
    <style:style style:name="P31" style:family="paragraph" style:parent-style-name="Standard" style:list-style-name="WW8Num1">
      <style:paragraph-properties fo:margin-left="0.75in" fo:margin-right="0in" fo:margin-top="0in" fo:margin-bottom="0.139in" fo:line-height="115%" fo:text-indent="0in" style:auto-text-indent="false">
        <style:tab-stops>
          <style:tab-stop style:position="0.75in"/>
        </style:tab-stops>
      </style:paragraph-properties>
    </style:style>
    <style:style style:name="P32" style:family="paragraph" style:parent-style-name="Standard" style:list-style-name="WW8Num1">
      <style:paragraph-properties fo:margin-left="0.75in" fo:margin-right="0in" fo:margin-top="0in" fo:margin-bottom="0.139in" fo:line-height="115%" fo:text-indent="0in" style:auto-text-indent="false">
        <style:tab-stops>
          <style:tab-stop style:position="0.75in"/>
        </style:tab-stops>
      </style:paragraph-properties>
      <style:text-properties fo:font-size="16pt" style:font-size-asian="16pt" style:font-size-complex="16pt"/>
    </style:style>
    <style:style style:name="P33" style:family="paragraph" style:parent-style-name="Standard" style:list-style-name="WW8Num1">
      <style:paragraph-properties fo:margin-left="0.75in" fo:margin-right="0in" fo:margin-top="0in" fo:margin-bottom="0.139in" fo:line-height="100%" fo:text-indent="0in" style:auto-text-indent="false">
        <style:tab-stops>
          <style:tab-stop style:position="0.75in"/>
        </style:tab-stops>
      </style:paragraph-properties>
      <style:text-properties fo:font-size="16pt" style:font-size-asian="16pt" style:font-size-complex="16pt"/>
    </style:style>
    <style:style style:name="P34" style:family="paragraph" style:parent-style-name="Standard" style:list-style-name="WW8Num1">
      <style:paragraph-properties fo:margin-left="1in" fo:margin-right="0in" fo:margin-top="0in" fo:margin-bottom="0.139in" fo:line-height="115%" fo:text-indent="0in" style:auto-text-indent="false">
        <style:tab-stops>
          <style:tab-stop style:position="1in"/>
        </style:tab-stops>
      </style:paragraph-properties>
      <style:text-properties style:font-name="Calibri1" fo:font-size="16pt" fo:language="en" fo:country="none" style:font-size-asian="16pt" style:font-size-complex="16pt"/>
    </style:style>
    <style:style style:name="P35" style:family="paragraph" style:parent-style-name="Standard" style:list-style-name="WW8Num1">
      <style:paragraph-properties fo:margin-left="1in" fo:margin-right="0in" fo:margin-top="0in" fo:margin-bottom="0.139in" fo:line-height="115%" fo:text-indent="0in" style:auto-text-indent="false">
        <style:tab-stops>
          <style:tab-stop style:position="1in"/>
        </style:tab-stops>
      </style:paragraph-properties>
      <style:text-properties style:font-name="Calibri1" fo:font-size="16pt" style:font-size-asian="16pt" style:font-size-complex="16pt"/>
    </style:style>
    <style:style style:name="P36" style:family="paragraph" style:parent-style-name="Standard" style:list-style-name="WW8Num1">
      <style:paragraph-properties fo:margin-left="1in" fo:margin-right="0in" fo:margin-top="0in" fo:margin-bottom="0.139in" fo:line-height="100%" fo:text-indent="0in" style:auto-text-indent="false">
        <style:tab-stops>
          <style:tab-stop style:position="1in"/>
        </style:tab-stops>
      </style:paragraph-properties>
      <style:text-properties fo:font-size="16pt" fo:language="en" fo:country="none" style:font-size-asian="16pt" style:font-size-complex="16pt"/>
    </style:style>
    <style:style style:name="T1" style:family="text">
      <style:text-properties fo:font-size="16pt" fo:language="en" fo:country="none" style:font-size-asian="16pt" style:font-size-complex="16pt"/>
    </style:style>
    <style:style style:name="T2" style:family="text"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T3" style:family="text">
      <style:text-properties fo:font-size="16pt" fo:language="en" fo:country="none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6pt" fo:language="en" fo:country="none" style:text-underline-style="none" style:font-size-asian="16pt" style:font-size-complex="16pt"/>
    </style:style>
    <style:style style:name="T5" style:family="text">
      <style:text-properties style:use-window-font-color="true" fo:font-size="16pt" fo:language="en" fo:country="none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fo:language="en" fo:country="none"/>
    </style:style>
    <style:style style:name="T7" style:family="text">
      <style:text-properties fo:language="en" fo:country="none" style:text-underline-style="none"/>
    </style:style>
    <style:style style:name="T8" style:family="text">
      <style:text-properties fo:language="en" fo:country="none" style:text-underline-style="solid" style:text-underline-width="auto" style:text-und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alibri1" fo:font-weight="normal" style:font-weight-asian="normal" style:font-weight-complex="normal"/>
    </style:style>
    <style:style style:name="T12" style:family="text">
      <style:text-properties style:font-name="Calibri1" fo:font-size="16pt" fo:language="en" fo:country="none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2">Data Conversion of Data Transmission for Gigabit Ethernet (1000BASE-X):</text:p>
      <text:p text:style-name="P1"/>
      <text:p text:style-name="P1">Bit Conversion (Engineering Data Conversion) for 1000BASE-X:</text:p>
      <text:list xml:id="list3877220887894906685" text:style-name="WW8Num1">
        <text:list-item>
          <text:p text:style-name="P29"><text:s text:c="3"/>0.9313 Gib/s = 953.6743 Mib/s = 976,562.5 Kib/s</text:p>
        </text:list-item>
      </text:list>
      <text:p text:style-name="P1">Byte Conversion (Modern Data Conversion) for 1000BASE-X:</text:p>
      <text:list xml:id="list20665378" text:continue-numbering="true" text:style-name="WW8Num1">
        <text:list-item>
          <text:p text:style-name="P29"><text:s text:c="3"/>1 Gb/s = 1,000 Mb/s = <text:s/>1,000,000 Kb/s</text:p>
        </text:list-item>
        <text:list-item>
          <text:p text:style-name="P29"><text:s text:c="3"/>0.125 GB/s = 125 MB/s = 125,000 KB/s</text:p>
        </text:list-item>
      </text:list>
      <text:p text:style-name="P10"/>
      <text:p text:style-name="P13">List of Interface Rated Speed Source:</text:p>
      <text:p text:style-name="Standard"><text:span text:style-name="T2"><text:s/></text:span><text:a xlink:type="simple" xlink:href="https://en.wikipedia.org/wiki/List_of_interface_bit_rates#Main_buses" text:style-name="Internet_20_link" text:visited-style-name="Visited_20_Internet_20_Link"><text:span text:style-name="Internet_20_link"><text:span text:style-name="T5">https://en.wikipedia.org/wiki/List_of_interface_bit_rates#Main_buses</text:span></text:span></text:a></text:p>
      <text:p text:style-name="P10"/>
      <text:p text:style-name="P6"/>
      <text:p text:style-name="P6"><text:span text:style-name="T10">Note:</text:span><text:span text:style-name="T9"> </text:span><text:span text:style-name="T11">The speed of data transfer on a USB interface is affected by the amount of data that can be transferred. USB interfaces sometimes reach their limit or experience a drop in speed. This is due to overhead on USB devices. Overhead can increase data transmission by around 5% to 8% and can also cause the speed to drop by about 10%.</text:span></text:p>
      <text:p text:style-name="P4"/>
      <text:p text:style-name="P4"><text:soft-page-break/>USB 2.0 Standard:</text:p>
      <text:p text:style-name="P1">PC / Server &lt; - - - - - USB 2.0 <text:s/>- - - - - - &gt; <text:s/>Gigabit Ethernet</text:p>
      <text:list xml:id="list20675130" text:continue-numbering="true" text:style-name="WW8Num1">
        <text:list-item>
          <text:p text:style-name="P29"><text:s text:c="3"/>Max Performance Data Transmission / Signaling Rate:</text:p>
        </text:list-item>
        <text:list-item>
          <text:p text:style-name="P31"><text:span text:style-name="T4"><text:s text:c="3"/></text:span><text:span text:style-name="T12">USB 2.0 Standard Limits</text:span></text:p>
        </text:list-item>
        <text:list-item>
          <text:p text:style-name="P34"><text:s text:c="3"/>0.447 Gib/s = 457.7637 Mib/s = 468,750 Kib/s on USB 2.0 Standard (Max Limit)</text:p>
        </text:list-item>
        <text:list-item>
          <text:p text:style-name="P35"><text:s text:c="3"/>0.48 Gb/s = 480 Mb/s = 480,000 Kb/s</text:p>
        </text:list-item>
        <text:list-item>
          <text:p text:style-name="P34"><text:s text:c="3"/>0.06 GB/s = 60 MB/s = 60,000 KB/s </text:p>
        </text:list-item>
        <text:list-item>
          <text:p text:style-name="P34"><text:s text:c="3"/>The Max Speed USB 2.0 = 60 MB/s</text:p>
        </text:list-item>
      </text:list>
      <text:list xml:id="list9078342063779232999" text:style-name="L1">
        <text:list-item>
          <text:list>
            <text:list-item>
              <text:list>
                <text:list-item>
                  <text:p text:style-name="P15">Gigabit Ethernet Standard Limits</text:p>
                </text:list-item>
              </text:list>
            </text:list-item>
          </text:list>
        </text:list-item>
      </text:list>
      <text:list xml:id="list5060700080211591319" text:style-name="L1">
        <text:list-item>
          <text:list>
            <text:list-item>
              <text:list>
                <text:list-item>
                  <text:list>
                    <text:list-item>
                      <text:p text:style-name="P16">0.9313 Gib/s = 953.6743 Mib/s = 976,562.5 Kib/s on Gigabit Ethernet Standard</text:p>
                    </text:list-item>
                    <text:list-item>
                      <text:p text:style-name="P16">1 Gb/s = 1,000 Mb/s = 1,000,000 Kb/s</text:p>
                    </text:list-item>
                    <text:list-item>
                      <text:p text:style-name="P16">0.125 GB/s = 125 MB/s = 125,000 KB/s</text:p>
                    </text:list-item>
                    <text:list-item>
                      <text:p text:style-name="P16">The Max Speed Gigabit Ethernet = 125 MB/s</text:p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T6">Bottleneck in Data Transmission / Signaling Rate: </text:span><text:span text:style-name="T8">USB 2.0 Standard</text:span></text:p>
      <text:list xml:id="list1037915833641501169" text:style-name="L2">
        <text:list-item>
          <text:p text:style-name="P17">Due to the max speed being 60 MB/s with USB 2.0 Standard compared to Gigabit Ethernet being 125 MB/s.</text:p>
        </text:list-item>
      </text:list>
      <text:list xml:id="list1863499762395953638" text:style-name="L2">
        <text:list-item>
          <text:p text:style-name="P17">It will leave 65 MB/s not being used to the maximum limit for Gigabit Ethernet Standard.</text:p>
        </text:list-item>
      </text:list>
      <text:p text:style-name="P10"/>
      <text:p text:style-name="P4"><text:soft-page-break/>USB 3.0 Standard:</text:p>
      <text:p text:style-name="P1">PC / Server &lt; - - - - - USB 3.0 <text:s/>- - - - - - &gt; <text:s/>Gigabit Ethernet</text:p>
      <text:list xml:id="list20664367" text:continue-list="list20675130" text:style-name="WW8Num1">
        <text:list-item>
          <text:p text:style-name="P30"><text:s text:c="3"/>Max Performance Data Transmission / Signaling Rate:</text:p>
        </text:list-item>
        <text:list-item>
          <text:p text:style-name="P33"><text:span text:style-name="T7"><text:s text:c="3"/></text:span><text:span text:style-name="T8">USB 3.0 Standard Limits</text:span></text:p>
        </text:list-item>
        <text:list-item>
          <text:p text:style-name="P36"><text:s text:c="4"/>4.6566 Gib/s = 4,768.3716 Mib/s = 4,882,812.5 Kib/s on USB 3.0 Standard (Max Limit)</text:p>
        </text:list-item>
        <text:list-item>
          <text:p text:style-name="P36"><text:s text:c="3"/>5 Gb/s = 5,000 Mb/s = 5,000,000 Kb/s</text:p>
        </text:list-item>
        <text:list-item>
          <text:p text:style-name="P36"><text:s text:c="3"/>0.625 GB/s = 625 MB/s = 625,000 KB/s</text:p>
        </text:list-item>
        <text:list-item>
          <text:p text:style-name="P36"><text:s text:c="3"/>The Max Speed USB 3.0 = 625 MB/s</text:p>
        </text:list-item>
        <text:list-item>
          <text:p text:style-name="P32"><text:span text:style-name="T7"><text:s text:c="3"/></text:span><text:span text:style-name="T8">Gigabit Ethernet Standard Limits</text:span></text:p>
          <text:list>
            <text:list-item>
              <text:list>
                <text:list-item>
                  <text:list>
                    <text:list-item>
                      <text:p text:style-name="P18">0.9313 Gib/s = 953.6743 Mib/s = 976,562.5 Kib/s on Gigabit Ethernet Standard (Max Limit)</text:p>
                    </text:list-item>
                    <text:list-item>
                      <text:p text:style-name="P18">1 Gb/s = 1,000 Mb/s = 1,000,000 Kb/s</text:p>
                    </text:list-item>
                    <text:list-item>
                      <text:p text:style-name="P24">0.125 GB/s = 125 MB/s = 125,000 KB/s</text:p>
                    </text:list-item>
                    <text:list-item>
                      <text:p text:style-name="P24">The Max Speed Gigabit Ethernet = 125 MB/s</text:p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6">Bottleneck in Data Transmission / Signaling Rate: </text:span><text:span text:style-name="T8">Gigabit Ethernet Standard</text:span></text:p>
      <text:list xml:id="list5560736296078690938" text:style-name="L3">
        <text:list-item>
          <text:p text:style-name="P22">Due to the fact that the max speed will be 125 MB/s for Gigabit Ethernet compared to USB 3.0 being 625 MB/s.</text:p>
        </text:list-item>
        <text:list-item>
          <text:p text:style-name="P22">It will leave 500 MB/s not being used to reach the maximum limit for USB 3.0 Standard.</text:p>
        </text:list-item>
      </text:list>
      <text:p text:style-name="P10"/>
      <text:p text:style-name="P4"><text:soft-page-break/>USB 3.1 Standard:</text:p>
      <text:p text:style-name="P1">PC / Server &lt; - - - - - USB 3.1 <text:s/>- - - - - - &gt; <text:s/>Gigabit Ethernet</text:p>
      <text:list xml:id="list20657162" text:continue-list="list20664367" text:style-name="WW8Num1">
        <text:list-item>
          <text:p text:style-name="P29"><text:s text:c="3"/>Max Performance Data Transmission / Signaling Rate:</text:p>
        </text:list-item>
        <text:list-item>
          <text:p text:style-name="P32"><text:span text:style-name="T7"><text:s text:c="3"/></text:span><text:span text:style-name="T8">USB 3.1 Standard Limits</text:span></text:p>
        </text:list-item>
        <text:list-item>
          <text:p text:style-name="P36"><text:s text:c="3"/>9.3132 Gib/s = 9,536.7432 Mib/s = 9,765,625 Kib/s on USB 3.1 Standard (Max Limit)</text:p>
        </text:list-item>
        <text:list-item>
          <text:p text:style-name="P36"><text:s text:c="3"/>10 Gb/s = 10,000 Mb/s = 10,000,000 Kb/s </text:p>
        </text:list-item>
        <text:list-item>
          <text:p text:style-name="P36"><text:s text:c="4"/>1.25 GB/s = 1,250 MB/s = 1,250,000 KB/s</text:p>
        </text:list-item>
        <text:list-item>
          <text:p text:style-name="P36"><text:s text:c="3"/>The Max Speed USB 3.1 = 1,250 MB/s</text:p>
        </text:list-item>
        <text:list-item>
          <text:p text:style-name="P33"><text:span text:style-name="T7"><text:s text:c="3"/></text:span><text:span text:style-name="T8">Gigabit Ethernet Standard Limits</text:span></text:p>
        </text:list-item>
        <text:list-item>
          <text:p text:style-name="P36"><text:s text:c="3"/>0.9313 Gib/s = 953.6743 Mib/s = 976,562.5 Kib/s on Gigabit Ethernet Standard (Max Limit)</text:p>
        </text:list-item>
        <text:list-item>
          <text:p text:style-name="P36"><text:s text:c="3"/>1 Gb/s = 1,000 Mb/s = 1,000,000 Kb/s</text:p>
        </text:list-item>
        <text:list-item>
          <text:p text:style-name="P36"><text:s text:c="3"/>0.125 GB/s = 125 MB/s = 125,000 KB/s</text:p>
        </text:list-item>
        <text:list-item>
          <text:p text:style-name="P36"><text:s text:c="3"/>The Max Speed Gigabit Ethernet = 125 MB/s</text:p>
        </text:list-item>
      </text:list>
      <text:p text:style-name="P7"><text:span text:style-name="T6">Bottleneck in Data Transmission / Signaling Rate: </text:span><text:span text:style-name="T8">Gigabit Ethernet Standard</text:span></text:p>
      <text:list xml:id="list8798024151999719508" text:style-name="L4">
        <text:list-item>
          <text:p text:style-name="P19">Due to the fact that the maximum speed will be 125 MB/s for Gigabit Ethernet compared to USB 3.1 being 1,250 MB/s.</text:p>
        </text:list-item>
        <text:list-item>
          <text:p text:style-name="P19">It will leave 1,125 MB/s not being used to the maximum limit for USB 3.1 Standard.</text:p>
        </text:list-item>
      </text:list>
      <text:p text:style-name="P10"/>
      <text:p text:style-name="P4"><text:soft-page-break/>USB 3.2 Standard:</text:p>
      <text:p text:style-name="P1">PC / Server &lt; - - - - - USB 3.2 <text:s/>- - - - - - &gt; <text:s/>Gigabit Ethernet</text:p>
      <text:list xml:id="list20667395" text:continue-list="list20657162" text:style-name="WW8Num1">
        <text:list-item>
          <text:p text:style-name="P30"><text:s text:c="3"/>Max Performance Data Transmission / Signaling Rate:</text:p>
        </text:list-item>
        <text:list-item>
          <text:p text:style-name="P33"><text:span text:style-name="T7"><text:s text:c="3"/></text:span><text:span text:style-name="T8">USB 3.2 Standard Limits</text:span></text:p>
        </text:list-item>
        <text:list-item>
          <text:p text:style-name="P36"><text:s text:c="3"/>18.6265 Gib/s = 19,073.4863 Mib/s = 19,531,250 Kib/s on USB 3.2 Standard (Max Limit)</text:p>
        </text:list-item>
        <text:list-item>
          <text:p text:style-name="P36"><text:s text:c="3"/>20 Gb/s = 20,000 Mb/s = 20,000,000 Kb/s</text:p>
        </text:list-item>
        <text:list-item>
          <text:p text:style-name="P36"><text:s text:c="3"/>2.5 GB/s = 2,500 MB/s = 2,000,000 KB/s</text:p>
        </text:list-item>
        <text:list-item>
          <text:p text:style-name="P36"><text:s text:c="3"/>The Max Speed USB 3.2 = 2,500 MB/s</text:p>
        </text:list-item>
        <text:list-item>
          <text:p text:style-name="P33"><text:span text:style-name="T7"><text:s text:c="3"/></text:span><text:span text:style-name="T8">Gigabit Ethernet Standard Limits</text:span></text:p>
        </text:list-item>
      </text:list>
      <text:list xml:id="list3263549571832028931" text:style-name="L5">
        <text:list-item>
          <text:list>
            <text:list-item>
              <text:list>
                <text:list-item>
                  <text:list>
                    <text:list-item>
                      <text:p text:style-name="P23">0.9313 Gib/s = 953.6743 Mib/s = 976,562.5 Kib/s on Gigabit Ethernet Standard (Max Limit)</text:p>
                    </text:list-item>
                    <text:list-item>
                      <text:p text:style-name="P23">1 Gb/s = 1,000 Mb/s = 1,000,000 Kb/s</text:p>
                    </text:list-item>
                    <text:list-item>
                      <text:p text:style-name="P23">0.125 GB/s = 125 MB/s = 125,000 KB/s</text:p>
                    </text:list-item>
                    <text:list-item>
                      <text:p text:style-name="P23">The Max Speed Gigabit Ethernet = 125 MB/s</text:p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6">Bottleneck in Data Transmission / Signaling Rate: </text:span><text:span text:style-name="T8">Gigabit Ethernet Standard</text:span></text:p>
      <text:list xml:id="list6216006840952411549" text:style-name="L6">
        <text:list-item>
          <text:p text:style-name="P20">Due to the fact that the maximum speed will be 125 MB/s for Gigabit Ethernet compared to USB 3.2 being 2,500 MB/s.</text:p>
        </text:list-item>
        <text:list-item>
          <text:p text:style-name="P20">It will leave 2,375 MB/s not being used to the maximum limit for USB 3.2 Standard.</text:p>
        </text:list-item>
      </text:list>
      <text:p text:style-name="P3"/>
      <text:p text:style-name="P10"/>
      <text:p text:style-name="P4"><text:soft-page-break/>USB 4.0 Standard:</text:p>
      <text:p text:style-name="P1">PC / Server &lt; - - - - - USB 4.0 <text:s/>- - - - - - &gt; <text:s/>Gigabit Ethernet</text:p>
      <text:list xml:id="list20650880" text:continue-list="list20667395" text:style-name="WW8Num1">
        <text:list-item>
          <text:p text:style-name="P30"><text:s text:c="3"/>Max Performance Data Transmission / Signaling Rate:</text:p>
        </text:list-item>
        <text:list-item>
          <text:p text:style-name="P33"><text:span text:style-name="T7"><text:s text:c="3"/></text:span><text:span text:style-name="T8">USB 4.0 Standard Limits</text:span></text:p>
        </text:list-item>
        <text:list-item>
          <text:p text:style-name="P36"><text:s text:c="3"/>37.2529 Gib/s = 38,176.9727 Mib/s = 39,062,500 Kib/s on USB 4.0 Standard (Max Limit)</text:p>
        </text:list-item>
        <text:list-item>
          <text:p text:style-name="P36"><text:s text:c="3"/>40 Gb/s = 40,000 Mb/s = 40,000,000 Kb/s</text:p>
        </text:list-item>
        <text:list-item>
          <text:p text:style-name="P36"><text:s text:c="3"/>5 GB/s = 5,000 MB/s = 5,000,000 KB/s</text:p>
        </text:list-item>
        <text:list-item>
          <text:p text:style-name="P36"><text:s text:c="3"/>The Max Speed USB 4.0 = 5,000 MB/s</text:p>
        </text:list-item>
        <text:list-item>
          <text:p text:style-name="P33"><text:span text:style-name="T7"><text:s text:c="3"/></text:span><text:span text:style-name="T8">Gigabit Ethernet Standard Limits</text:span></text:p>
        </text:list-item>
        <text:list-item>
          <text:p text:style-name="P36"><text:s text:c="3"/>0.9313 Gib/s = 953.6743 Mib/s = 976,562.5 Kib/s on Gigabit Ethernet Standard (Max Limit)</text:p>
        </text:list-item>
        <text:list-item>
          <text:p text:style-name="P36"><text:s text:c="3"/>1 Gb/s = 1,000 Mb/s = 1,000,000 Kb/s</text:p>
        </text:list-item>
        <text:list-item>
          <text:p text:style-name="P36"><text:s text:c="3"/>0.125 GB/s = 125 MB/s = 125,000 KB/s</text:p>
        </text:list-item>
        <text:list-item>
          <text:p text:style-name="P36"><text:s text:c="3"/>The Max Speed Gigabit Ethernet = 125 MB/s</text:p>
        </text:list-item>
      </text:list>
      <text:p text:style-name="P7"><text:span text:style-name="T6">Bottleneck in Data Transmission / Signaling Rate: </text:span><text:span text:style-name="T8">Gigabit Ethernet Standard</text:span></text:p>
      <text:list xml:id="list158550203499606547" text:style-name="L7">
        <text:list-item>
          <text:p text:style-name="P21">Due to the fact that the maximum speed will be 125 MB/s for Gigabit Ethernet compared to USB 4.0 being 5,000 MB/s.</text:p>
        </text:list-item>
        <text:list-item>
          <text:p text:style-name="P21">It will leave 4,875 MB/s not being used to the maximum limit for USB 4.0 Standard.</text:p>
        </text:list-item>
      </text:list>
      <text:p text:style-name="P3"/>
      <text:p text:style-name="P11"/>
      <text:p text:style-name="P5"><text:soft-page-break/>USB 4.0 v2.0 Standard:</text:p>
      <text:p text:style-name="P2">PC / Server &lt; - - - - - USB 4.0 v2.0 - - - - - - &gt; <text:s/>Gigabit Ethernet</text:p>
      <text:list xml:id="list20668685" text:continue-list="list20650880" text:style-name="WW8Num1">
        <text:list-item>
          <text:p text:style-name="P30"><text:s text:c="3"/>Max Performance Data Transmission / Signaling Rate:</text:p>
        </text:list-item>
        <text:list-item>
          <text:p text:style-name="P33"><text:span text:style-name="T7"><text:s text:c="3"/></text:span><text:span text:style-name="T8">USB 4.0 v2.0 Standard Limits</text:span></text:p>
        </text:list-item>
        <text:list-item>
          <text:p text:style-name="P36"><text:s text:c="3"/>74.5058 Gib/s = 76,293.9453 Mib/s = 78,125,000 Kib/s on USB 4.0 v2.0 Standard (Max Limit)</text:p>
        </text:list-item>
        <text:list-item>
          <text:p text:style-name="P36"><text:s text:c="3"/>80 Gb/s = 80,000 Mb/s = 80,000,000 Kb/s</text:p>
        </text:list-item>
        <text:list-item>
          <text:p text:style-name="P36"><text:s text:c="3"/>10 GB/s = 10,000 MB/s = 10,000,000 KB/s</text:p>
        </text:list-item>
        <text:list-item>
          <text:p text:style-name="P36"><text:s text:c="3"/>The Max Speed USB 4.0 v2.0 = 10,000 MB/s</text:p>
        </text:list-item>
        <text:list-item>
          <text:p text:style-name="P33"><text:span text:style-name="T7"><text:s text:c="3"/></text:span><text:span text:style-name="T8">Gigabit Ethernet Standard Limits</text:span></text:p>
        </text:list-item>
        <text:list-item>
          <text:p text:style-name="P36"><text:s text:c="3"/>0.9313 Gib/s = 953.6743 Mib/s = 976,562.5 Kib/s on Gigabit Ethernet Standard (Max Limit)</text:p>
        </text:list-item>
        <text:list-item>
          <text:p text:style-name="P36"><text:s text:c="3"/>1 Gb/s = 1,000 Mb/s = 1,000,000 Kb/s</text:p>
        </text:list-item>
        <text:list-item>
          <text:p text:style-name="P36"><text:s text:c="3"/>0.125 GB/s = 125 MB/s = 125,000 KB/s</text:p>
        </text:list-item>
        <text:list-item>
          <text:p text:style-name="P36"><text:s text:c="3"/>The Max Speed Gigabit Ethernet = 125 MB/s</text:p>
        </text:list-item>
      </text:list>
      <text:p text:style-name="P9"><text:span text:style-name="T1">Bottleneck in Data Transmission / Signaling Rate: </text:span><text:span text:style-name="T3">Gigabit Ethernet </text:span><text:span text:style-name="T3">Standard</text:span></text:p>
      <text:list xml:id="list8863357148196094983" text:style-name="L8">
        <text:list-item>
          <text:p text:style-name="P25">Due to the fact that the maximum speed will be 125 MB/s for Gigabit Ethernet compared to USB 4.0 v2.0 being 10,000 MB/s.</text:p>
        </text:list-item>
      </text:list>
      <text:list xml:id="list8430432974262099197" text:style-name="L9">
        <text:list-item>
          <text:p text:style-name="P28">It will leave 9,875 MB/s not being used to the maximum limit for USB 4.0 v2.0 Standar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2" svg:font-family="Arial" style:font-family-generic="swiss"/>
    <style:font-face style:name="Calibri" svg:font-family="Calibri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writing-mode="lr-tb"/>
      <style:text-properties style:use-window-font-color="true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WW8Num1z0" style:family="text">
      <style:text-properties style:font-name="Symbol" fo:font-size="16pt" fo:language="en" fo:country="none" style:font-size-asian="16pt" style:font-name-complex="Symbol" style:font-size-complex="16pt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>
      <style:text-properties style:font-name="Symbol" style:font-name-complex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duration>P24DT6H51M31S</meta:editing-duration>
    <meta:generator>OpenOffice/4.1.15$Win32 OpenOffice.org_project/4115m2$Build-9813</meta:generator>
    <dc:date>2025-03-04T00:39:31.62</dc:date>
    <dc:creator>Test Test</dc:creator>
    <meta:editing-cycles>74</meta:editing-cycles>
    <meta:document-statistic meta:table-count="0" meta:image-count="0" meta:object-count="0" meta:page-count="7" meta:paragraph-count="105" meta:word-count="1172" meta:character-count="6099"/>
  </office:meta>
</office:document-meta>
</file>